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3">
      <style:text-properties officeooo:rsid="000c6d86" officeooo:paragraph-rsid="000c6d86"/>
    </style:style>
    <style:style style:name="P2" style:family="paragraph" style:parent-style-name="Standard" style:list-style-name="L1">
      <style:text-properties officeooo:rsid="000c335b" officeooo:paragraph-rsid="000c335b"/>
    </style:style>
    <style:style style:name="P3" style:family="paragraph" style:parent-style-name="Standard" style:list-style-name="L1">
      <style:text-properties officeooo:rsid="000c335b" officeooo:paragraph-rsid="000c6d86"/>
    </style:style>
    <style:style style:name="P4" style:family="paragraph" style:parent-style-name="Standard" style:list-style-name="L1">
      <style:text-properties officeooo:rsid="000c6d86" officeooo:paragraph-rsid="000c6d86"/>
    </style:style>
    <style:style style:name="P5" style:family="paragraph" style:parent-style-name="Standard" style:list-style-name="L1">
      <style:text-properties officeooo:rsid="000da361" officeooo:paragraph-rsid="000da361"/>
    </style:style>
    <style:style style:name="P6" style:family="paragraph" style:parent-style-name="Standard" style:list-style-name="L2">
      <style:text-properties officeooo:rsid="000da361" officeooo:paragraph-rsid="000da361"/>
    </style:style>
    <style:style style:name="P7" style:family="paragraph" style:parent-style-name="Standard" style:list-style-name="L2">
      <style:text-properties officeooo:rsid="000da361" officeooo:paragraph-rsid="001660c4"/>
    </style:style>
    <style:style style:name="P8" style:family="paragraph" style:parent-style-name="Standard" style:list-style-name="L4">
      <style:text-properties officeooo:rsid="000da361" officeooo:paragraph-rsid="000da361"/>
    </style:style>
    <style:style style:name="P9" style:family="paragraph" style:parent-style-name="Standard" style:list-style-name="L4">
      <style:text-properties officeooo:rsid="000da361" officeooo:paragraph-rsid="0013e733"/>
    </style:style>
    <style:style style:name="P10" style:family="paragraph" style:parent-style-name="Standard" style:list-style-name="L4">
      <style:text-properties officeooo:paragraph-rsid="0013e733"/>
    </style:style>
    <style:style style:name="P11" style:family="paragraph" style:parent-style-name="Standard" style:list-style-name="L2"/>
    <style:style style:name="P12" style:family="paragraph" style:parent-style-name="Standard" style:list-style-name="L1">
      <style:text-properties officeooo:rsid="000edf50" officeooo:paragraph-rsid="000edf50"/>
    </style:style>
    <style:style style:name="P13" style:family="paragraph" style:parent-style-name="Standard" style:list-style-name="L1">
      <style:text-properties officeooo:rsid="000edf50" officeooo:paragraph-rsid="0010d348"/>
    </style:style>
    <style:style style:name="P14" style:family="paragraph" style:parent-style-name="Standard" style:list-style-name="L1">
      <style:text-properties officeooo:rsid="000edf50" officeooo:paragraph-rsid="0012409f"/>
    </style:style>
    <style:style style:name="P15" style:family="paragraph" style:parent-style-name="Standard" style:list-style-name="L1">
      <style:text-properties officeooo:rsid="000edf50" officeooo:paragraph-rsid="00129d2f"/>
    </style:style>
    <style:style style:name="P16" style:family="paragraph" style:parent-style-name="Standard" style:list-style-name="L1">
      <style:text-properties officeooo:rsid="0010d348" officeooo:paragraph-rsid="0010d348"/>
    </style:style>
    <style:style style:name="P17" style:family="paragraph" style:parent-style-name="Standard" style:list-style-name="L3"/>
    <style:style style:name="P18" style:family="paragraph" style:parent-style-name="Standard" style:list-style-name="L3">
      <style:text-properties officeooo:rsid="00129d2f" officeooo:paragraph-rsid="00129d2f"/>
    </style:style>
    <style:style style:name="P19" style:family="paragraph" style:parent-style-name="Standard" style:list-style-name="L3">
      <style:text-properties officeooo:rsid="00129d2f" officeooo:paragraph-rsid="0012c48d"/>
    </style:style>
    <style:style style:name="P20" style:family="paragraph" style:parent-style-name="Standard" style:list-style-name="L3">
      <style:text-properties officeooo:rsid="0012c48d" officeooo:paragraph-rsid="0012c48d"/>
    </style:style>
    <style:style style:name="P21" style:family="paragraph" style:parent-style-name="Standard" style:list-style-name="L4">
      <style:text-properties officeooo:rsid="0012c48d" officeooo:paragraph-rsid="0012c48d"/>
    </style:style>
    <style:style style:name="P22" style:family="paragraph" style:parent-style-name="Standard" style:list-style-name="L4">
      <style:text-properties officeooo:rsid="0013e733" officeooo:paragraph-rsid="0013e733"/>
    </style:style>
    <style:style style:name="P23" style:family="paragraph" style:parent-style-name="Standard" style:list-style-name="L4">
      <style:text-properties officeooo:rsid="0013e733" officeooo:paragraph-rsid="0015a64f"/>
    </style:style>
    <style:style style:name="P24" style:family="paragraph" style:parent-style-name="Standard" style:list-style-name="L4">
      <style:text-properties officeooo:rsid="0015a64f" officeooo:paragraph-rsid="0015a64f"/>
    </style:style>
    <style:style style:name="P25" style:family="paragraph" style:parent-style-name="Standard" style:list-style-name="L5">
      <style:text-properties officeooo:rsid="001660c4" officeooo:paragraph-rsid="001660c4"/>
    </style:style>
    <style:style style:name="P26" style:family="paragraph" style:parent-style-name="Standard" style:list-style-name="L2">
      <style:text-properties officeooo:rsid="001660c4" officeooo:paragraph-rsid="001660c4"/>
    </style:style>
    <style:style style:name="P27" style:family="paragraph" style:parent-style-name="Standard" style:list-style-name="L2">
      <style:text-properties officeooo:rsid="0017d3e0" officeooo:paragraph-rsid="0017d3e0"/>
    </style:style>
    <style:style style:name="T1" style:family="text">
      <style:text-properties officeooo:rsid="000c6d86"/>
    </style:style>
    <style:style style:name="T2" style:family="text">
      <style:text-properties officeooo:rsid="000da361"/>
    </style:style>
    <style:style style:name="T3" style:family="text">
      <style:text-properties officeooo:rsid="000edf50"/>
    </style:style>
    <style:style style:name="T4" style:family="text">
      <style:text-properties officeooo:rsid="0010d348"/>
    </style:style>
    <style:style style:name="T5" style:family="text">
      <style:text-properties officeooo:rsid="0012409f"/>
    </style:style>
    <style:style style:name="T6" style:family="text">
      <style:text-properties style:text-position="super 58%" officeooo:rsid="0012409f"/>
    </style:style>
    <style:style style:name="T7" style:family="text">
      <style:text-properties officeooo:rsid="00129d2f"/>
    </style:style>
    <style:style style:name="T8" style:family="text">
      <style:text-properties officeooo:rsid="0012c48d"/>
    </style:style>
    <style:style style:name="T9" style:family="text">
      <style:text-properties officeooo:rsid="0013e733"/>
    </style:style>
    <style:style style:name="T10" style:family="text">
      <style:text-properties officeooo:rsid="0015a64f"/>
    </style:style>
    <style:style style:name="T11" style:family="text">
      <style:text-properties officeooo:rsid="001660c4"/>
    </style:style>
    <style:style style:name="T12" style:family="text">
      <style:text-properties style:text-position="sub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T1">C</text:span>h. 1: Introduction to OS</text:h>
      <text:list xml:id="list303466306" text:style-name="L1">
        <text:list-item>
          <text:p text:style-name="P2">I/O devices and CPU can execute concurrently <text:span text:style-name="T1">within a single process because I/O bound operations only require a thread as opposed to an entire process for CPU bound processes</text:span></text:p>
          <text:list>
            <text:list-item>
              <text:p text:style-name="P4">i.e. create separate thread to run I/O operations concurrently with the CPU process</text:p>
            </text:list-item>
          </text:list>
        </text:list-item>
        <text:list-item>
          <text:p text:style-name="P3"><text:span text:style-name="T3">Device c</text:span>ontroller cards have <text:span text:style-name="T3">local </text:span>buffer space <text:span text:style-name="T2">used for I/O</text:span></text:p>
          <text:list>
            <text:list-item>
              <text:p text:style-name="P12">controls single device</text:p>
            </text:list-item>
            <text:list-item>
              <text:p text:style-name="P12">CPU moves data from main memory to device controller buffer</text:p>
            </text:list-item>
            <text:list-item>
              <text:p text:style-name="P12">device controller informs CPU that I/O operation is finished by causing an interrupt</text:p>
            </text:list-item>
          </text:list>
        </text:list-item>
        <text:list-item>
          <text:p text:style-name="P12">Interrupt life cycle (Interrupt started ….)</text:p>
          <text:list>
            <text:list-item>
              <text:p text:style-name="P12">Transfers control to ISR (Interrupt Service Routine)</text:p>
            </text:list-item>
            <text:list-item>
              <text:p text:style-name="P12">ISR moves interrupted processes to PCB</text:p>
            </text:list-item>
          </text:list>
        </text:list-item>
        <text:list-item>
          <text:p text:style-name="P5">Why multi core? Keep temp low and use multi-threading</text:p>
        </text:list-item>
        <text:list-item>
          <text:p text:style-name="P12">Storage</text:p>
          <text:list>
            <text:list-item>
              <text:p text:style-name="P12">Registers (expensive but fast)</text:p>
            </text:list-item>
            <text:list-item>
              <text:p text:style-name="P12">Cache</text:p>
            </text:list-item>
            <text:list-item>
              <text:p text:style-name="P12">Memory (RAM)</text:p>
            </text:list-item>
            <text:list-item>
              <text:p text:style-name="P12">SSD</text:p>
            </text:list-item>
            <text:list-item>
              <text:p text:style-name="P12">HDD (cheap but slow)</text:p>
            </text:list-item>
          </text:list>
        </text:list-item>
        <text:list-item>
          <text:p text:style-name="P12">Cache → store commonly used instructions/data for quick execution</text:p>
        </text:list-item>
        <text:list-item>
          <text:p text:style-name="P12">Tightly coupled systems a.k.a parallel systems/Multiprocessor systems</text:p>
          <text:list>
            <text:list-item>
              <text:p text:style-name="P12">Shared memory/resources</text:p>
            </text:list-item>
            <text:list-item>
              <text:p text:style-name="P12">one system unit</text:p>
            </text:list-item>
            <text:list-item>
              <text:p text:style-name="P12">Pros: Increased throughput/reliability</text:p>
            </text:list-item>
            <text:list-item>
              <text:p text:style-name="P16">Asymmetric → master process (Manages system – creates slave processes)</text:p>
              <text:list>
                <text:list-item>
                  <text:p text:style-name="P16">No shared memory (master process manages how memory is shared between child processes)</text:p>
                </text:list-item>
                <text:list-item>
                  <text:p text:style-name="P16">Ex. Linux</text:p>
                </text:list-item>
              </text:list>
            </text:list-item>
            <text:list-item>
              <text:p text:style-name="P16">Symmetric → each processor runs a process</text:p>
              <text:list>
                <text:list-item>
                  <text:p text:style-name="P16">All memory is shared i.e. each process can talk to each other by default</text:p>
                </text:list-item>
              </text:list>
            </text:list-item>
          </text:list>
        </text:list-item>
        <text:list-item>
          <text:p text:style-name="P12">Loosely coupled a.k.a. Distributed system</text:p>
          <text:list>
            <text:list-item>
              <text:p text:style-name="P13">Multiple system units connected over network</text:p>
            </text:list-item>
          </text:list>
        </text:list-item>
        <text:list-item>
          <text:p text:style-name="P13"><text:span text:style-name="T4">Multiprogramming OS → entire process must be loaded into memory before execution</text:span></text:p>
          <text:list>
            <text:list-item>
              <text:p text:style-name="P13"><text:span text:style-name="T4">old</text:span></text:p>
            </text:list-item>
          </text:list>
        </text:list-item>
        <text:list-item>
          <text:p text:style-name="P13"><text:span text:style-name="T4">Time sharing OS → Only part of process needs to be in memory</text:span></text:p>
          <text:list>
            <text:list-item>
              <text:p text:style-name="P13"><text:span text:style-name="T4">Frequent job switching</text:span></text:p>
            </text:list-item>
            <text:list-item>
              <text:p text:style-name="P13"><text:span text:style-name="T4">Simulates multitasking</text:span></text:p>
            </text:list-item>
            <text:list-item>
              <text:p text:style-name="P13"><text:span text:style-name="T4">Virtual memory allows for execution of processes not completely in memory</text:span></text:p>
            </text:list-item>
          </text:list>
        </text:list-item>
        <text:list-item>
          <text:p text:style-name="P13"><text:span text:style-name="T4">Dual mode OS</text:span></text:p>
          <text:list>
            <text:list-item>
              <text:p text:style-name="P14"><text:span text:style-name="T4">User mode/Kernel mode</text:span></text:p>
            </text:list-item>
          </text:list>
        </text:list-item>
        <text:list-item>
          <text:p text:style-name="P14"><text:span text:style-name="T5">Each thread has its own program counter</text:span></text:p>
        </text:list-item>
        <text:list-item>
          <text:p text:style-name="P14"><text:span text:style-name="T5">Functions of an OS</text:span></text:p>
          <text:list>
            <text:list-item>
              <text:p text:style-name="P14"><text:span text:style-name="T5">CPU scheduling</text:span></text:p>
            </text:list-item>
            <text:list-item>
              <text:p text:style-name="P14"><text:span text:style-name="T5">File system management</text:span></text:p>
            </text:list-item>
            <text:list-item>
              <text:p text:style-name="P14"><text:span text:style-name="T5">Storage allocation</text:span></text:p>
            </text:list-item>
            <text:list-item>
              <text:p text:style-name="P14"><text:span text:style-name="T5">Disk scheduling</text:span></text:p>
            </text:list-item>
          </text:list>
        </text:list-item>
        <text:list-item>
          <text:p text:style-name="P14"><text:span text:style-name="T5">Protection (Authorization) → Authentication/Access control</text:span></text:p>
        </text:list-item>
        <text:list-item>
          <text:p text:style-name="P14"><text:span text:style-name="T5">Security → defend against internal/external attacks e.g. 3</text:span><text:span text:style-name="T6">rd</text:span><text:span text:style-name="T5"> party vendors, antivirus, firewall, encryption, certs</text:span></text:p>
        </text:list-item>
        <text:list-item>
          <text:p text:style-name="P14"><text:soft-page-break/><text:span text:style-name="T5">Only Kernel allowed to perform I/O operations</text:span></text:p>
        </text:list-item>
        <text:list-item>
          <text:p text:style-name="P14"><text:span text:style-name="T5">Memory protection</text:span></text:p>
          <text:list>
            <text:list-item>
              <text:p text:style-name="P14"><text:span text:style-name="T5">Base register (start of allocated memory space)</text:span></text:p>
            </text:list-item>
            <text:list-item>
              <text:p text:style-name="P14"><text:span text:style-name="T5">Limit register (End of allocated memory space)</text:span></text:p>
            </text:list-item>
            <text:list-item>
              <text:p text:style-name="P15"><text:span text:style-name="T5">Register values stored in Process Control Block</text:span></text:p>
            </text:list-item>
          </text:list>
        </text:list-item>
        <text:list-item>
          <text:p text:style-name="P15"><text:span text:style-name="T7">Special purpose systems</text:span></text:p>
          <text:list>
            <text:list-item>
              <text:p text:style-name="P15"><text:span text:style-name="T7">ex. realtime embedded</text:span></text:p>
            </text:list-item>
          </text:list>
        </text:list-item>
        <text:list-item>
          <text:p text:style-name="P15"><text:span text:style-name="T7">Computing environments</text:span></text:p>
          <text:list>
            <text:list-item>
              <text:p text:style-name="P15"><text:span text:style-name="T7">Web, Client-server, P2P</text:span> </text:p>
            </text:list-item>
          </text:list>
        </text:list-item>
      </text:list>
      <text:h text:style-name="Heading_20_3" text:outline-level="3">Ch. 2: <text:span text:style-name="T1">OS Structures</text:span></text:h>
      <text:list xml:id="list1984471660" text:style-name="L3">
        <text:list-item>
          <text:p text:style-name="P17">System call interface maps programming instructions to sys calls</text:p>
        </text:list-item>
        <text:list-item>
          <text:p text:style-name="P18">OS services</text:p>
          <text:list>
            <text:list-item>
              <text:p text:style-name="P18">UI </text:p>
            </text:list-item>
            <text:list-item>
              <text:p text:style-name="P18">Program execution</text:p>
            </text:list-item>
            <text:list-item>
              <text:p text:style-name="P18">I/O operations</text:p>
            </text:list-item>
            <text:list-item>
              <text:p text:style-name="P18">File system manipulation</text:p>
            </text:list-item>
            <text:list-item>
              <text:p text:style-name="P18">Communication</text:p>
            </text:list-item>
            <text:list-item>
              <text:p text:style-name="P18">Error detection</text:p>
            </text:list-item>
            <text:list-item>
              <text:p text:style-name="P18">Resource allocation</text:p>
            </text:list-item>
            <text:list-item>
              <text:p text:style-name="P18">Protection/Security</text:p>
            </text:list-item>
            <text:list-item>
              <text:p text:style-name="P18">Accounting</text:p>
            </text:list-item>
          </text:list>
        </text:list-item>
        <text:list-item>
          <text:p text:style-name="P18">System calls → programming interface to the services provided by OS</text:p>
          <text:list>
            <text:list-item>
              <text:p text:style-name="P18">Typically accessed by high level programming language APIs</text:p>
            </text:list-item>
            <text:list-item>
              <text:p text:style-name="P18">Programming functions converted to sys call and executed by kernel</text:p>
              <text:list>
                <text:list-item>
                  <text:p text:style-name="P18">Result returned to user space</text:p>
                  <text:list>
                    <text:list-item>
                      <text:p text:style-name="P18">User space cannot make system calls directly</text:p>
                      <text:list>
                        <text:list-item>
                          <text:p text:style-name="P18">The sys call interface handles them and returns the output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Parameter passing</text:p>
              <text:list>
                <text:list-item>
                  <text:p text:style-name="P18">stored in PCB/memory</text:p>
                  <text:list>
                    <text:list-item>
                      <text:p text:style-name="P18">Used by Linux/Solaris</text:p>
                    </text:list-item>
                  </text:list>
                </text:list-item>
                <text:list-item>
                  <text:p text:style-name="P18">Pushed into runtime stack</text:p>
                </text:list-item>
              </text:list>
            </text:list-item>
          </text:list>
        </text:list-item>
        <text:list-item>
          <text:p text:style-name="P18">System programs →<text:span text:style-name="T8"> make direct system calls</text:span></text:p>
          <text:list>
            <text:list-item>
              <text:p text:style-name="P18">Compilers, Assembler, Interpreter</text:p>
            </text:list-item>
            <text:list-item>
              <text:p text:style-name="P19">File management</text:p>
            </text:list-item>
          </text:list>
        </text:list-item>
        <text:list-item>
          <text:p text:style-name="P19"><text:span text:style-name="T8">IPC</text:span></text:p>
          <text:list>
            <text:list-item>
              <text:p text:style-name="P19"><text:span text:style-name="T8">Message Passing</text:span></text:p>
              <text:list>
                <text:list-item>
                  <text:p text:style-name="P19"><text:span text:style-name="T8">Synchronous → Must wait for response before continuing</text:span></text:p>
                </text:list-item>
                <text:list-item>
                  <text:p text:style-name="P19"><text:span text:style-name="T8">Asynchronous → Can continue executing without response</text:span></text:p>
                </text:list-item>
              </text:list>
            </text:list-item>
          </text:list>
        </text:list-item>
        <text:list-item>
          <text:p text:style-name="P19"><text:span text:style-name="T8">OS design</text:span></text:p>
          <text:list>
            <text:list-item>
              <text:p text:style-name="P19"><text:span text:style-name="T8">Layered </text:span></text:p>
              <text:list>
                <text:list-item>
                  <text:p text:style-name="P19"><text:span text:style-name="T8">Linux → Users → Sys call interface → Kernel → Device Drivers</text:span></text:p>
                </text:list-item>
              </text:list>
            </text:list-item>
            <text:list-item>
              <text:p text:style-name="P19"><text:span text:style-name="T8">Modular</text:span></text:p>
              <text:list>
                <text:list-item>
                  <text:p text:style-name="P20">More flexible</text:p>
                </text:list-item>
                <text:list-item>
                  <text:p text:style-name="P20">Modern</text:p>
                </text:list-item>
                <text:list-item>
                  <text:p text:style-name="P20">Protected</text:p>
                </text:list-item>
              </text:list>
            </text:list-item>
          </text:list>
        </text:list-item>
      </text:list>
      <text:h text:style-name="P1" text:outline-level="3"><text:soft-page-break/>Ch. 3: Processes</text:h>
      <text:list xml:id="list3159831234" text:style-name="L4">
        <text:list-item>
          <text:p text:style-name="P21">Process → A program in execution; includes:</text:p>
          <text:list>
            <text:list-item>
              <text:p text:style-name="P21">Program counter + CPU registers</text:p>
            </text:list-item>
            <text:list-item>
              <text:p text:style-name="P21">Execution stack</text:p>
            </text:list-item>
            <text:list-item>
              <text:p text:style-name="P21">Memory segment</text:p>
              <text:list>
                <text:list-item>
                  <text:p text:style-name="P21">Code/text memory segment</text:p>
                </text:list-item>
                <text:list-item>
                  <text:p text:style-name="P21">Data section segment → Global/Static variables</text:p>
                </text:list-item>
              </text:list>
            </text:list-item>
            <text:list-item>
              <text:p text:style-name="P21">Heap → dynamically allocated memory</text:p>
            </text:list-item>
          </text:list>
        </text:list-item>
        <text:list-item>
          <text:p text:style-name="P21">Process states → as process is being executed, it changes state</text:p>
          <text:list>
            <text:list-item>
              <text:p text:style-name="P21">New → Process being created</text:p>
            </text:list-item>
            <text:list-item>
              <text:p text:style-name="P21">Running → Instructions being executed</text:p>
            </text:list-item>
            <text:list-item>
              <text:p text:style-name="P21">Waiting → Process waiting for an event to occur</text:p>
            </text:list-item>
            <text:list-item>
              <text:p text:style-name="P21">Ready → Process waiting in ready queue to be assigned to a processor</text:p>
            </text:list-item>
            <text:list-item>
              <text:p text:style-name="P21">Terminated → process finished executing</text:p>
            </text:list-item>
            <text:list-item>
              <text:p text:style-name="P21">Diagram from Slide 7</text:p>
            </text:list-item>
          </text:list>
        </text:list-item>
        <text:list-item>
          <text:p text:style-name="P21">PCB → each process represented by Process Control Block (contains info about process)</text:p>
          <text:list>
            <text:list-item>
              <text:p text:style-name="P21">Used to keep track of process states + data when switching between processes</text:p>
            </text:list-item>
            <text:list-item>
              <text:p text:style-name="P21">Information for process </text:p>
              <text:list>
                <text:list-item>
                  <text:p text:style-name="P21">Process state</text:p>
                </text:list-item>
                <text:list-item>
                  <text:p text:style-name="P21">Program counter</text:p>
                </text:list-item>
                <text:list-item>
                  <text:p text:style-name="P21">CPU registers</text:p>
                </text:list-item>
                <text:list-item>
                  <text:p text:style-name="P21">Scheduling information (e.g. process priority in queue)</text:p>
                </text:list-item>
                <text:list-item>
                  <text:p text:style-name="P21">Memory management info</text:p>
                </text:list-item>
                <text:list-item>
                  <text:p text:style-name="P21">Accounting info (e.g. amount of cpu time used)</text:p>
                </text:list-item>
              </text:list>
            </text:list-item>
          </text:list>
        </text:list-item>
        <text:list-item>
          <text:p text:style-name="P21">CPU switching from process to process</text:p>
          <text:list>
            <text:list-item>
              <text:p text:style-name="P21">Process running</text:p>
            </text:list-item>
            <text:list-item>
              <text:p text:style-name="P21">Sys call or interrupt of some kind</text:p>
            </text:list-item>
            <text:list-item>
              <text:p text:style-name="P22">Move process state into PCB</text:p>
            </text:list-item>
            <text:list-item>
              <text:p text:style-name="P22">Reload state from PCB and continue executing</text:p>
            </text:list-item>
          </text:list>
        </text:list-item>
        <text:list-item>
          <text:p text:style-name="P22">Process scheduling queues (Processes can migrate among the various queues)</text:p>
          <text:list>
            <text:list-item>
              <text:p text:style-name="P22">Job queue → All processes in system</text:p>
            </text:list-item>
            <text:list-item>
              <text:p text:style-name="P22">Ready queue → Processes in main memory waiting to execute</text:p>
            </text:list-item>
            <text:list-item>
              <text:p text:style-name="P22">Device queue → processes waiting for I/O device</text:p>
            </text:list-item>
          </text:list>
        </text:list-item>
        <text:list-item>
          <text:p text:style-name="P10">Short term scheduler →<text:span text:style-name="T2"> invoked infrequently (milliseconds)</text:span></text:p>
          <text:list>
            <text:list-item>
              <text:p text:style-name="P22">Selects which process should be executed next and allocates CPU</text:p>
            </text:list-item>
            <text:list-item>
              <text:p text:style-name="P22">Move pgms from ready queue to CPU </text:p>
            </text:list-item>
          </text:list>
        </text:list-item>
        <text:list-item>
          <text:p text:style-name="P9">Long term scheduler → invoked <text:span text:style-name="T9">in</text:span>frequently (<text:span text:style-name="T9">seconds/minutes</text:span>)</text:p>
          <text:list>
            <text:list-item>
              <text:p text:style-name="P22">Which processes should be allowed to enter system</text:p>
              <text:list>
                <text:list-item>
                  <text:p text:style-name="P22">Move pgms from disk to main memory (Job queue)</text:p>
                </text:list-item>
              </text:list>
            </text:list-item>
            <text:list-item>
              <text:p text:style-name="P22">Batch processes</text:p>
            </text:list-item>
            <text:list-item>
              <text:p text:style-name="P22">Keep system stable (Processes in = Processes out)</text:p>
            </text:list-item>
          </text:list>
        </text:list-item>
        <text:list-item>
          <text:p text:style-name="P8">I/O bound process → more I/O than computation – many short CPU bursts</text:p>
        </text:list-item>
        <text:list-item>
          <text:p text:style-name="P8">CPU bound process → more computation – fewer, very long CPU bursts</text:p>
        </text:list-item>
        <text:list-item>
          <text:p text:style-name="P22">Context switching (switch between process contexts)</text:p>
          <text:list>
            <text:list-item>
              <text:p text:style-name="P22">Context switch time is overhead</text:p>
            </text:list-item>
            <text:list-item>
              <text:p text:style-name="P22">Calculate percent of CPU time wasted</text:p>
              <text:list>
                <text:list-item>
                  <text:p text:style-name="P22">time to make decision / (time to make decision + time to execute process)</text:p>
                </text:list-item>
              </text:list>
            </text:list-item>
          </text:list>
        </text:list-item>
        <text:list-item>
          <text:p text:style-name="P22">Process creation</text:p>
          <text:list>
            <text:list-item>
              <text:p text:style-name="P23"><text:soft-page-break/><text:span text:style-name="T10">Fork() → create child process (duplicate of parent)</text:span></text:p>
            </text:list-item>
            <text:list-item>
              <text:p text:style-name="P23"><text:span text:style-name="T10">Exec() → used after fork() to replace processes memory with new pgm</text:span></text:p>
            </text:list-item>
            <text:list-item>
              <text:p text:style-name="P23"><text:span text:style-name="T10">Parent waits until children terminate</text:span></text:p>
            </text:list-item>
            <text:list-item>
              <text:p text:style-name="P23"><text:span text:style-name="T10">Parent gets return value of zero</text:span></text:p>
            </text:list-item>
          </text:list>
        </text:list-item>
        <text:list-item>
          <text:p text:style-name="P23"><text:span text:style-name="T10">IPC → Interprocess communication → used by cooperating processes; 2 models:</text:span></text:p>
          <text:list>
            <text:list-item>
              <text:p text:style-name="P23"><text:span text:style-name="T10">Shared memory</text:span></text:p>
            </text:list-item>
            <text:list-item>
              <text:p text:style-name="P23"><text:span text:style-name="T10">Message passing → Must establish communication link between processes</text:span></text:p>
              <text:list>
                <text:list-item>
                  <text:p text:style-name="P24">Comm link can be physical or logical</text:p>
                  <text:list>
                    <text:list-item>
                      <text:p text:style-name="P24">Direct communication</text:p>
                      <text:list>
                        <text:list-item>
                          <text:p text:style-name="P24">Established automatically</text:p>
                        </text:list-item>
                        <text:list-item>
                          <text:p text:style-name="P24">A link is associated with ONE pair of communicating processes</text:p>
                        </text:list-item>
                        <text:list-item>
                          <text:p text:style-name="P24">Can be unidirectional but usually bidirectional</text:p>
                        </text:list-item>
                      </text:list>
                    </text:list-item>
                    <text:list-item>
                      <text:p text:style-name="P24">Indirect communication</text:p>
                      <text:list>
                        <text:list-item>
                          <text:p text:style-name="P24">Link only established if processes communicate through “mailboxes” i.e. queues</text:p>
                        </text:list-item>
                        <text:list-item>
                          <text:p text:style-name="P24">Link may be associated with MANY processes</text:p>
                        </text:list-item>
                        <text:list-item>
                          <text:p text:style-name="P24">Processes have shared mailbox</text:p>
                        </text:list-item>
                        <text:list-item>
                          <text:p text:style-name="P24">Async → no waiting</text:p>
                        </text:list-item>
                        <text:list-item>
                          <text:p text:style-name="P24">May share several communication links</text:p>
                          <text:list>
                            <text:list-item>
                              <text:p text:style-name="P24">Operations</text:p>
                              <text:list>
                                <text:list-item>
                                  <text:p text:style-name="P24">Create new mailbox</text:p>
                                </text:list-item>
                                <text:list-item>
                                  <text:p text:style-name="P24">Delete mailbox</text:p>
                                </text:list-item>
                                <text:list-item>
                                  <text:p text:style-name="P24">Send/Receiv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4">Send()</text:p>
                </text:list-item>
                <text:list-item>
                  <text:p text:style-name="P24">Receive()</text:p>
                </text:list-item>
                <text:list-item>
                  <text:p text:style-name="P24"/>
                </text:list-item>
              </text:list>
            </text:list-item>
          </text:list>
        </text:list-item>
        <text:list-item>
          <text:p text:style-name="P23"><text:span text:style-name="T10">Benefits of cooperating processes</text:span></text:p>
          <text:list>
            <text:list-item>
              <text:p text:style-name="P23"><text:span text:style-name="T10">Information sharing</text:span></text:p>
            </text:list-item>
            <text:list-item>
              <text:p text:style-name="P23"><text:span text:style-name="T10">Computation speedup</text:span></text:p>
            </text:list-item>
            <text:list-item>
              <text:p text:style-name="P23"><text:span text:style-name="T10">Modularity</text:span> </text:p>
            </text:list-item>
          </text:list>
        </text:list-item>
      </text:list>
      <text:h text:style-name="P1" text:outline-level="3">Ch. 4: Threads</text:h>
      <text:list xml:id="list2147634677" text:style-name="L5">
        <text:list-item>
          <text:p text:style-name="P25">Threads have their own stacks and registers</text:p>
          <text:list>
            <text:list-item>
              <text:p text:style-name="P25">Share code, data, and heap sections with process</text:p>
            </text:list-item>
          </text:list>
        </text:list-item>
        <text:list-item>
          <text:p text:style-name="P25">Thread vs processes</text:p>
          <text:list>
            <text:list-item>
              <text:p text:style-name="P25">Thread Pro<text:tab/></text:p>
              <text:list>
                <text:list-item>
                  <text:p text:style-name="P25">Threads cheaper to create (better performance)</text:p>
                </text:list-item>
                <text:list-item>
                  <text:p text:style-name="P25">Cheaper to switch between threads than processes</text:p>
                </text:list-item>
                <text:list-item>
                  <text:p text:style-name="P25">Easy access to shared data (contained within process)</text:p>
                  <text:list>
                    <text:list-item>
                      <text:p text:style-name="P25">Every thread sees same data</text:p>
                    </text:list-item>
                  </text:list>
                </text:list-item>
                <text:list-item>
                  <text:p text:style-name="P25">I/O only takes one thread</text:p>
                </text:list-item>
                <text:list-item>
                  <text:p text:style-name="P25">Concurrent computations + I/O operations in single processes</text:p>
                </text:list-item>
                <text:list-item>
                  <text:p text:style-name="P25">Improve throughput</text:p>
                </text:list-item>
                <text:list-item>
                  <text:p text:style-name="P25">More processors, better threading performance</text:p>
                </text:list-item>
              </text:list>
            </text:list-item>
            <text:list-item>
              <text:p text:style-name="P25">Thread cons</text:p>
              <text:list>
                <text:list-item>
                  <text:p text:style-name="P25">Not protected from one another (prgrammer must make sure program is “thread safe”)</text:p>
                </text:list-item>
                <text:list-item>
                  <text:p text:style-name="P25">Threads can alter same variable at same time</text:p>
                </text:list-item>
              </text:list>
            </text:list-item>
          </text:list>
        </text:list-item>
        <text:list-item>
          <text:p text:style-name="P25">Kernel threads (Native)</text:p>
        </text:list-item>
        <text:list-item>
          <text:p text:style-name="P25">User threads (Green)</text:p>
        </text:list-item>
        <text:list-item>
          <text:p text:style-name="P25"><text:tab/></text:p>
        </text:list-item>
      </text:list>
      <text:h text:style-name="P1" text:outline-level="3"><text:soft-page-break/>Ch. 5: CPU Scheduling</text:h>
      <text:list xml:id="list3617704837" text:style-name="L2">
        <text:list-item>
          <text:p text:style-name="P26">Dispatcher gives control of CPU to process selected by short term scheduler</text:p>
          <text:list>
            <text:list-item>
              <text:p text:style-name="P26">Switch context</text:p>
            </text:list-item>
            <text:list-item>
              <text:p text:style-name="P26">Switch to user mode</text:p>
            </text:list-item>
          </text:list>
        </text:list-item>
        <text:list-item>
          <text:p text:style-name="P26">Scheduling criteria</text:p>
          <text:list>
            <text:list-item>
              <text:p text:style-name="P26">Maximize CPU utilization / throughput</text:p>
            </text:list-item>
            <text:list-item>
              <text:p text:style-name="P26">Minimize time</text:p>
            </text:list-item>
          </text:list>
        </text:list-item>
        <text:list-item>
          <text:p text:style-name="P26">Starvation → low prioority processes may never execute</text:p>
          <text:list>
            <text:list-item>
              <text:p text:style-name="P26">Solution → Aging (increase the priority of process the longer it waits)</text:p>
            </text:list-item>
          </text:list>
        </text:list-item>
        <text:list-item>
          <text:p text:style-name="P26">Multilevel queues → cannot be moved to other queues (may cause starvation)</text:p>
        </text:list-item>
        <text:list-item>
          <text:p text:style-name="P26">Multilevel feedback queue → Process can move between multiple queues</text:p>
          <text:list>
            <text:list-item>
              <text:p text:style-name="P26">Parameters</text:p>
              <text:list>
                <text:list-item>
                  <text:p text:style-name="P26">Num of queues</text:p>
                </text:list-item>
                <text:list-item>
                  <text:p text:style-name="P26">Scheduling algos for each queue</text:p>
                </text:list-item>
                <text:list-item>
                  <text:p text:style-name="P26"/>
                </text:list-item>
              </text:list>
            </text:list-item>
          </text:list>
        </text:list-item>
        <text:list-item>
          <text:p text:style-name="P26">Ready Queue partitioned into separate queues</text:p>
          <text:list>
            <text:list-item>
              <text:p text:style-name="P26">Foreground (interactive)</text:p>
            </text:list-item>
            <text:list-item>
              <text:p text:style-name="P26">Background (batch)</text:p>
            </text:list-item>
            <text:list-item>
              <text:p text:style-name="P26">Each queue has its own scheduling algorithm</text:p>
              <text:list>
                <text:list-item>
                  <text:p text:style-name="P26">Foreground → RR</text:p>
                </text:list-item>
                <text:list-item>
                  <text:p text:style-name="P26">Background → FCFS</text:p>
                </text:list-item>
              </text:list>
            </text:list-item>
          </text:list>
        </text:list-item>
        <text:list-item>
          <text:p text:style-name="P11">Short term scheduler →<text:span text:style-name="T2"> invoked infrequently (seconds/minutes)</text:span></text:p>
        </text:list-item>
        <text:list-item>
          <text:p text:style-name="P6">Long term scheduler → invoked frequently (milliseconds)</text:p>
        </text:list-item>
        <text:list-item>
          <text:p text:style-name="P6">I/O bound process → more I/O than computation, many short CPU bursts</text:p>
        </text:list-item>
        <text:list-item>
          <text:p text:style-name="P7">CPU bound process</text:p>
        </text:list-item>
        <text:list-item>
          <text:p text:style-name="P7"><text:span text:style-name="T11">Turn around time → CompletionTime – ArrivalTime</text:span></text:p>
          <text:list>
            <text:list-item>
              <text:p text:style-name="P27">Total elapsed time for process to enter and exit ready queue</text:p>
            </text:list-item>
          </text:list>
        </text:list-item>
        <text:list-item>
          <text:p text:style-name="P7"><text:span text:style-name="T11">Waiting Time → TaT - BurstTime</text:span> </text:p>
          <text:list>
            <text:list-item>
              <text:p text:style-name="P27">Total time spent waiting for CPU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2:58:05.347260638</meta:creation-date>
    <dc:date>2020-02-19T12:14:53.369990428</dc:date>
    <meta:editing-duration>PT16H26M26S</meta:editing-duration>
    <meta:editing-cycles>1</meta:editing-cycles>
    <meta:document-statistic meta:table-count="0" meta:image-count="0" meta:object-count="0" meta:page-count="5" meta:paragraph-count="215" meta:word-count="1390" meta:character-count="7959" meta:non-whitespace-character-count="6977"/>
    <meta:generator>LibreOffice/6.0.7.3$Linux_X86_64 LibreOffice_project/00m0$Build-3</meta:generator>
  </office:meta>
</office:document-meta>
</file>